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mn-ea" svg:font-family="+mn-ea"/>
    <style:font-face style:name="+mn-lt" svg:font-family="+mn-lt"/>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outline1">
      <style:graphic-properties fo:min-height="11.929cm"/>
    </style:style>
    <style:style style:name="pr3" style:family="presentation" style:parent-style-name="Default-notes">
      <style:graphic-properties draw:fill-color="#ffffff" fo:min-height="13.364cm"/>
    </style:style>
    <style:style style:name="pr4" style:family="presentation" style:parent-style-name="Default-subtitle">
      <style:graphic-properties draw:fill-color="#ffffff" fo:min-height="12.179cm"/>
    </style:style>
    <style:style style:name="P1" style:family="paragraph">
      <loext:graphic-properties draw:fill-color="#ffffff"/>
    </style:style>
    <style:style style:name="P2" style:family="paragraph">
      <style:paragraph-properties fo:margin-top="0cm" fo:margin-bottom="0cm"/>
      <style:text-properties fo:font-size="28pt" style:font-size-asian="28pt" style:font-size-complex="28pt"/>
    </style:style>
    <style:style style:name="P3" style:family="paragraph">
      <loext:graphic-properties draw:fill-color="#ffffff"/>
      <style:paragraph-properties fo:margin-top="0cm" fo:margin-bottom="0cm"/>
      <style:text-properties fo:font-size="28pt" style:font-size-asian="28pt" style:font-size-complex="28pt"/>
    </style:style>
    <style:style style:name="P4" style:family="paragraph">
      <loext:graphic-properties draw:fill-color="#ffffff"/>
      <style:text-properties fo:font-size="20pt"/>
    </style:style>
    <style:style style:name="P5" style:family="paragraph">
      <style:paragraph-properties fo:margin-top="0cm" fo:margin-bottom="0cm"/>
      <style:text-properties fo:font-size="24pt" style:font-size-asian="24pt" style:font-size-complex="24pt"/>
    </style:style>
    <style:style style:name="P6" style:family="paragraph">
      <loext:graphic-properties draw:fill-color="#ffffff"/>
      <style:paragraph-properties fo:margin-top="0cm" fo:margin-bottom="0cm"/>
      <style:text-properties fo:font-size="24pt" style:font-size-asian="24pt" style:font-size-complex="24pt"/>
    </style:style>
    <style:style style:name="P7" style:family="paragraph">
      <style:paragraph-properties fo:margin-top="0cm" fo:margin-bottom="0cm" fo:line-height="100%" style:writing-mode="lr-tb">
        <style:tab-stops>
          <style:tab-stop style:position="0cm"/>
        </style:tab-stops>
      </style:paragraph-properties>
      <style:text-properties fo:font-size="28pt" style:font-size-asian="28pt" style:font-size-complex="28pt"/>
    </style:style>
    <style:style style:name="P8" style:family="paragraph">
      <style:paragraph-properties fo:margin-top="0cm" fo:margin-bottom="0cm"/>
      <style:text-properties fo:font-size="22pt" style:font-size-asian="22pt" style:font-size-complex="22pt"/>
    </style:style>
    <style:style style:name="P9" style:family="paragraph">
      <loext:graphic-properties draw:fill-color="#ffffff"/>
      <style:paragraph-properties fo:margin-top="0cm" fo:margin-bottom="0cm"/>
      <style:text-properties fo:font-size="22pt" style:font-size-asian="22pt" style:font-size-complex="22pt"/>
    </style:style>
    <style:style style:name="T1" style:family="text">
      <style:text-properties fo:font-variant="normal" fo:text-transform="none" fo:color="#000000" style:text-line-through-style="none" style:text-line-through-type="none" style:text-position="0% 100%" style:font-name="+mn-lt" fo:font-size="28pt" fo:letter-spacing="normal" fo:font-style="normal" style:text-underline-style="none" fo:font-weight="normal" style:font-name-asian="+mn-ea" style:font-size-asian="28pt" style:font-style-asian="normal" style:font-weight-asian="normal" style:font-name-complex="+mn-cs" style:font-size-complex="28pt" style:font-style-complex="normal" style:font-weight-complex="normal"/>
    </style:style>
    <style:style style:name="T2" style:family="text">
      <style:text-properties fo:font-variant="normal" fo:text-transform="none" fo:color="#000000" style:text-line-through-style="none" style:text-line-through-type="none" style:text-position="0% 100%" style:font-name="+mn-lt" fo:font-size="24pt" fo:letter-spacing="normal" fo:font-style="normal" style:text-underline-style="none" fo:font-weight="normal" style:font-name-asian="+mn-ea" style:font-size-asian="24pt" style:font-style-asian="normal" style:font-weight-asian="normal" style:font-name-complex="+mn-cs"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mn-lt" fo:font-size="22pt" fo:letter-spacing="normal" fo:font-style="normal" style:text-underline-style="none" fo:font-weight="normal" style:font-name-asian="+mn-ea" style:font-size-asian="22pt" style:font-style-asian="normal" style:font-weight-asian="normal" style:font-name-complex="+mn-cs" style:font-size-complex="2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name-asian="+mn-ea" style:font-size-asian="24pt" style:font-style-asian="normal" style:font-weight-asian="normal" style:font-name-complex="+mn-cs"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3.506cm" svg:x="1.4cm" svg:y="0.837cm" presentation:class="title">
          <draw:text-box>
            <text:p>blank</text:p>
          </draw:text-box>
        </draw:frame>
        <draw:frame presentation:style-name="pr2" draw:layer="layout" svg:width="25.199cm" svg:height="12.179cm" svg:x="1.4cm" svg:y="4.914cm" presentation:class="outline" presentation:placeholder="true">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0">
        <office:forms form:automatic-focus="false" form:apply-design-mode="false"/>
        <draw:frame presentation:style-name="pr1" draw:layer="layout" svg:width="25.199cm" svg:height="3.506cm" svg:x="1.4cm" svg:y="0.837cm" presentation:class="title" presentation:placeholder="true">
          <draw:text-box/>
        </draw:frame>
        <draw:frame presentation:style-name="pr4" draw:text-style-name="P3" draw:layer="layout" svg:width="25.199cm" svg:height="13.765cm" svg:x="1.4cm" svg:y="4.122cm" presentation:class="subtitle" presentation:user-transformed="true">
          <draw:text-box>
            <text:p text:style-name="P2"><text:span text:style-name="T1">God morning, I would like to introduce myself, my name is Lenin, study aerospace engineering here at UFABC, a field also called “rocket science” and today I like to pose a question:</text:span></text:p>
            <text:p text:style-name="P2"><text:span text:style-name="T1"><text:s/></text:span></text:p>
            <text:p text:style-name="P2"><text:span text:style-name="T1">“</text:span><text:span text:style-name="T1">What to do when you are in Europa?”</text:span></text:p>
            <text:p text:style-name="P2"><text:span text:style-name="T1"/></text:p>
            <text:p text:style-name="P2"><text:span text:style-name="T1">But I don’t think this slide is completely accurate, I’m not specifically this Lenin and the Europa we will visit today also not is specifically this Europa.</text:span><text:span text:style-name="T1"><text:line-break/></text:span><text:span text:style-name="T1"/></text:p>
            <text:p text:style-name="P2"><text:span text:style-name="T1">We will talk about what to do in this Europa.</text:span></text:p>
          </draw:text-box>
        </draw:frame>
        <presentation:notes draw:style-name="dp2">
          <draw:page-thumbnail draw:style-name="gr1"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0">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presentation:style-name="pr4" draw:text-style-name="P6" draw:layer="layout" svg:width="25.199cm" svg:height="12.179cm" svg:x="1.4cm" svg:y="4.913cm" presentation:class="subtitle" presentation:user-transformed="true">
          <draw:text-box>
            <text:p text:style-name="P5"><text:span text:style-name="T2">Europa is one of the 4 large moons of Jupiter and like the Saturn moon Encelado, recently drawn considerable attention from the scientific community to have liquid water. You will say:</text:span></text:p>
            <text:p text:style-name="P5"><text:span text:style-name="T2"/></text:p>
            <text:p text:style-name="P5"><text:span text:style-name="T2">"But I saw in the newspapers that Mars has water too, and Mars is much closer"</text:span></text:p>
            <text:p text:style-name="P5"><text:span text:style-name="T2"/></text:p>
            <text:p text:style-name="P5"><text:span text:style-name="T2">Yes, Mars has water. Actually we detected a dripping mud with high concentrations of chlorine. Newspapers need to sell right? But when we talk about Europe we are talking about water, lots of water.</text:span></text:p>
          </draw:text-box>
        </draw:frame>
        <presentation:notes draw:style-name="dp2">
          <draw:page-thumbnail draw:style-name="gr1" draw:layer="layout" svg:width="14.848cm" svg:height="11.136cm" svg:x="3.075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0">
        <office:forms form:automatic-focus="false" form:apply-design-mode="false"/>
        <draw:frame presentation:style-name="pr1" draw:layer="layout" svg:width="25.199cm" svg:height="3.506cm" svg:x="1.4cm" svg:y="0.837cm" presentation:class="title" presentation:user-transformed="true">
          <draw:text-box>
            <text:p>1</text:p>
          </draw:text-box>
        </draw:frame>
        <draw:frame presentation:style-name="pr4" draw:text-style-name="P3" draw:layer="layout" svg:width="25.199cm" svg:height="12.179cm" svg:x="1.4cm" svg:y="4.913cm" presentation:class="subtitle" presentation:user-transformed="true">
          <draw:text-box>
            <text:p text:style-name="P2"><text:span text:style-name="T1">Underneath the ice, we have an ocean of water with about 1.5 times more water than the amount of water in the surface of the Erath</text:span></text:p>
            <text:p text:style-name="P2"><text:span text:style-name="T1"/></text:p>
            <text:p text:style-name="P2"><text:span text:style-name="T1">We also have a rocky core in contact with this water, and newly detected some pre-biotic elements in geysers on its surface</text:span></text:p>
            <text:p text:style-name="P7"><text:span text:style-name="T1"/></text:p>
            <text:p text:style-name="P7"><text:span text:style-name="T1">Well, but what to do in Europa?</text:span></text:p>
          </draw:text-box>
        </draw:frame>
        <presentation:notes draw:style-name="dp2">
          <draw:page-thumbnail draw:style-name="gr1" draw:layer="layout" svg:width="14.848cm" svg:height="11.136cm" svg:x="3.075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0">
        <office:forms form:automatic-focus="false" form:apply-design-mode="false"/>
        <draw:frame presentation:style-name="pr1" draw:layer="layout" svg:width="25.199cm" svg:height="3.506cm" svg:x="1.4cm" svg:y="0.837cm" presentation:class="title" presentation:user-transformed="true">
          <draw:text-box>
            <text:p>2</text:p>
          </draw:text-box>
        </draw:frame>
        <draw:frame presentation:style-name="pr4" draw:text-style-name="P3" draw:layer="layout" svg:width="25.199cm" svg:height="12.179cm" svg:x="1.4cm" svg:y="4.913cm" presentation:class="subtitle" presentation:user-transformed="true">
          <draw:text-box>
            <text:p text:style-name="P2"><text:span text:style-name="T1">Underneath the ice, we have an ocean of water with about 1.5 times more water than the amount of water in the surface of the Erath</text:span></text:p>
            <text:p text:style-name="P2"><text:span text:style-name="T1"/></text:p>
            <text:p text:style-name="P2"><text:span text:style-name="T1">We also have a rocky core in contact with this water, and newly detected some pre-biotic elements in geysers on its surface</text:span></text:p>
            <text:p text:style-name="P7"><text:span text:style-name="T1"/></text:p>
            <text:p text:style-name="P7"><text:span text:style-name="T1">Well, but what to do in Europa?</text:span></text:p>
          </draw:text-box>
        </draw:frame>
        <presentation:notes draw:style-name="dp2">
          <draw:page-thumbnail draw:style-name="gr1" draw:layer="layout" svg:width="14.848cm" svg:height="11.136cm" svg:x="3.075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0">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presentation:style-name="pr4" draw:text-style-name="P9" draw:layer="layout" svg:width="25.199cm" svg:height="12.629cm" svg:x="1.4cm" svg:y="4.688cm" presentation:class="subtitle" presentation:user-transformed="true">
          <draw:text-box>
            <text:p text:style-name="P8"><text:span text:style-name="T3">Today they sent something similar to a rover to explore it, they are developed at JPL of Nasa, and now the things will become an little more interesting, I believe we are doing it in the wrong way.</text:span></text:p>
            <text:p text:style-name="P8"><text:span text:style-name="T3"/></text:p>
            <text:p text:style-name="P8"><text:span text:style-name="T3">I know how it sounds, I even graduate and I’m talking about how a few of the best engineers in the world has to do their job. But it gets better: I will try to convince you guys that too.</text:span></text:p>
            <text:p text:style-name="P8"><text:span text:style-name="T3"/></text:p>
            <text:p text:style-name="P8"><text:span text:style-name="T3">I will propose another approach to exploration robots, not so new it’s true, I did not create this approach, but I will try to put it into practice</text:span></text:p>
            <text:p text:style-name="P8"><text:span text:style-name="T3">Brought here first hand a blue print of my rover project, are you prepared? It’s ground breaking</text:span></text:p>
          </draw:text-box>
        </draw:frame>
        <presentation:notes draw:style-name="dp2">
          <draw:page-thumbnail draw:style-name="gr1" draw:layer="layout" svg:width="14.848cm" svg:height="11.136cm" svg:x="3.075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0">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presentation:style-name="pr4" draw:text-style-name="P3" draw:layer="layout" svg:width="25.199cm" svg:height="12.179cm" svg:x="1.4cm" svg:y="4.913cm" presentation:class="subtitle" presentation:user-transformed="true">
          <draw:text-box>
            <text:p text:style-name="P2"><text:span text:style-name="T1">So, the real joke here is: This is not a joke, I think even the best way to explore space is with robots closest that, than that. The question now is: Why?</text:span></text:p>
          </draw:text-box>
        </draw:frame>
        <presentation:notes draw:style-name="dp2">
          <draw:page-thumbnail draw:style-name="gr1" draw:layer="layout" svg:width="14.848cm" svg:height="11.136cm" svg:x="3.075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0">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presentation:style-name="pr4" draw:text-style-name="P9" draw:layer="layout" svg:width="25.199cm" svg:height="14.433cm" svg:x="1.4cm" svg:y="3.786cm" presentation:class="subtitle" presentation:user-transformed="true">
          <draw:text-box>
            <text:p text:style-name="P8"><text:span text:style-name="T3">Rovers with wheels are energy efficient and fast, yes. But what we are doing is taking a terrestrial artificial design we create for our movement and adapting to an unknown land, and this is where the question “land unmapped, unknown” lies.</text:span></text:p>
            <text:p text:style-name="P8"><text:span text:style-name="T3"/></text:p>
            <text:p text:style-name="P8"><text:span text:style-name="T3">Wheels are very efficient in this room, but and there? Why not use a design already tested and proven by millions of years, able to survive in hostile environments and solve mobility problems impossible to wheels, for example, rise vertically, transpose a gorge, keeping relative mobility on dry ground, in the mud and puddles, and climbing minimal capabilities.</text:span></text:p>
            <text:p text:style-name="P8"><text:span text:style-name="T3"/></text:p>
            <text:p text:style-name="P8"><text:span text:style-name="T3">None of this is possible with wheels</text:span></text:p>
            <text:p text:style-name="P8"><text:span text:style-name="T3">And if he turn upside down, as the module we send to that comet did? Just fire a certain pre-determined motion turn, like centipedes do here on earth</text:span></text:p>
          </draw:text-box>
        </draw:frame>
        <presentation:notes draw:style-name="dp2">
          <draw:page-thumbnail draw:style-name="gr1" draw:layer="layout" svg:width="14.848cm" svg:height="11.136cm" svg:x="3.075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0">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presentation:style-name="pr4" draw:text-style-name="P3" draw:layer="layout" svg:width="25.199cm" svg:height="12.179cm" svg:x="1.4cm" svg:y="4.913cm" presentation:class="subtitle" presentation:user-transformed="true">
          <draw:text-box>
            <text:p text:style-name="P2"><text:span text:style-name="T1">About survivability, it is not a centipede by chance, it is modular with redundant modules, and the tail are for communication, so when it is too deep in a cave or away from the base, it can drop their last modules that begin to act as signal repeaters, preventing it of getting lost and increasing its reach, it can do this in underground labyrinths, where the signal does not penetrate rocky walls.</text:span></text:p>
          </draw:text-box>
        </draw:frame>
        <presentation:notes draw:style-name="dp2">
          <draw:page-thumbnail draw:style-name="gr1" draw:layer="layout" svg:width="14.848cm" svg:height="11.136cm" svg:x="3.075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0">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presentation:style-name="pr4" draw:text-style-name="P6" draw:layer="layout" svg:width="25.199cm" svg:height="13.666cm" svg:x="1.4cm" svg:y="4.17cm" presentation:class="subtitle" presentation:user-transformed="true">
          <draw:text-box>
            <text:p text:style-name="P5"><text:span text:style-name="T2">I believe we should focus on survival in hostile environment, endurance and in the ability to solve mobility problems when on unexplored lands. And we have the designs ready for that, here on Earth, with more ancient creatures than us and in many ways, more advanced than us.</text:span></text:p>
            <text:p text:style-name="P5"><text:span text:style-name="T4"/></text:p>
            <text:p text:style-name="P5"><text:span text:style-name="T2">We boast of having developed things that we do not know we needed to live, we are a highly egocentric society that routinely brags of his own wisdom, but are we really so wise as well? Do we have nothing to learn from nature? These animals have a few million years, and survived the disaster that caused global extinctions, and it is quite possible that are still here when our time on earth pass.</text:span></text:p>
          </draw:text-box>
        </draw:frame>
        <presentation:notes draw:style-name="dp2">
          <draw:page-thumbnail draw:style-name="gr1" draw:layer="layout" svg:width="14.848cm" svg:height="11.136cm" svg:x="3.075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0">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presentation:style-name="pr4" draw:text-style-name="P3" draw:layer="layout" svg:width="25.199cm" svg:height="12.179cm" svg:x="1.4cm" svg:y="4.913cm" presentation:class="subtitle" presentation:user-transformed="true">
          <draw:text-box>
            <text:p text:style-name="P2"><text:span text:style-name="T1">Now the question: Do you still think this design is more prepared to survive on a completely unfamiliar and unpredictable environments than that?</text:span></text:p>
          </draw:text-box>
        </draw:frame>
        <presentation:notes draw:style-name="dp2">
          <draw:page-thumbnail draw:style-name="gr1" draw:layer="layout" svg:width="14.848cm" svg:height="11.136cm" svg:x="3.075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draw:frame presentation:style-name="pr1" draw:layer="layout" svg:width="25.199cm" svg:height="3.506cm" svg:x="1.4cm" svg:y="0.837cm" presentation:class="title">
          <draw:text-box>
            <text:p>blank</text:p>
          </draw:text-box>
        </draw:frame>
        <draw:frame presentation:style-name="pr2" draw:layer="layout" svg:width="25.199cm" svg:height="12.179cm" svg:x="1.4cm" svg:y="4.914cm" presentation:class="outline" presentation:placeholder="true">
          <draw:text-box/>
        </draw:frame>
        <presentation:notes draw:style-name="dp2">
          <draw:page-thumbnail draw:style-name="gr1"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mn-ea" svg:font-family="+mn-ea"/>
    <style:font-face style:name="+mn-lt" svg:font-family="+mn-lt"/>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Dr Strange</meta:initial-creator>
    <meta:creation-date>2016-02-26T10:41:55.828198429</meta:creation-date>
    <dc:date>2016-02-26T11:06:22.402125026</dc:date>
    <dc:creator>Dr Strange</dc:creator>
    <meta:editing-duration>PT7M34S</meta:editing-duration>
    <meta:editing-cycles>1</meta:editing-cycles>
    <meta:document-statistic meta:object-count="69"/>
    <meta:generator>LibreOffice/5.0.5.2$Linux_X86_64 LibreOffice_project/00$Build-2</meta:generator>
  </office:meta>
</office:document-meta>
</file>